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aa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loext:page-name>&lt;slide-name&gt;</loext:page-name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b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loext:page-name>&lt;slide-name&gt;</loext:page-name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olán McNamara</meta:initial-creator>
    <meta:creation-date>2015-07-08T10:22:22.304722836</meta:creation-date>
    <dc:date>2015-07-08T10:45:53.213348627</dc:date>
    <dc:creator>Caolán McNamara</dc:creator>
    <meta:editing-duration>PT8M20S</meta:editing-duration>
    <meta:editing-cycles>1</meta:editing-cycles>
    <meta:document-statistic meta:object-count="33"/>
    <meta:generator>LibreOffice/4.4.4.2$Linux_X86_64 LibreOffice_project/40$Build-2</meta:generator>
  </office:meta>
</office:document-meta>
</file>